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.75cm" fo:min-width="2.5cm" fo:padding-top="0.15cm" fo:padding-bottom="0.15cm" fo:padding-left="0.275cm" fo:padding-right="0.275cm" loext:decorative="false"/>
      <style:paragraph-properties style:writing-mode="lr-tb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.7cm" fo:min-width="2.45cm" fo:padding-top="0.15cm" fo:padding-bottom="0.15cm" fo:padding-left="0.275cm" fo:padding-right="0.275cm" loext:decorative="false"/>
      <style:paragraph-properties style:writing-mode="lr-tb"/>
    </style:style>
    <style:style style:name="gr3" style:family="graphic" style:parent-style-name="objectwithoutfill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4" style:family="graphic" style:parent-style-name="objectwithoutfill">
      <style:graphic-properties svg:stroke-width="0.05cm" svg:stroke-color="#000000" draw:fill="none" draw:textarea-vertical-align="middle" fo:padding-top="0.15cm" fo:padding-bottom="0.15cm" fo:padding-left="0.275cm" fo:padding-right="0.275cm" loext:decorative="false"/>
    </style:style>
    <style:style style:name="gr5" style:family="graphic" style:parent-style-name="standard">
      <style:graphic-properties draw:stroke="none" svg:stroke-width="0.05cm" svg:stroke-color="#000000" draw:fill="none" draw:fill-color="#ffffff" draw:auto-grow-height="true" draw:auto-grow-width="false" fo:min-height="0.477cm" fo:padding-top="0.15cm" fo:padding-bottom="0.15cm" fo:padding-left="0.275cm" fo:padding-right="0.275cm" loext:decorative="false"/>
      <style:paragraph-properties style:writing-mode="lr-tb"/>
    </style:style>
    <style:style style:name="gr6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.2cm" fo:min-width="2.45cm" fo:padding-top="0.15cm" fo:padding-bottom="0.15cm" fo:padding-left="0.275cm" fo:padding-right="0.275cm" loext:decorative="false"/>
      <style:paragraph-properties style:writing-mode="lr-tb"/>
    </style:style>
    <style:style style:name="gr7" style:family="graphic" style:parent-style-name="objectwithoutfill">
      <style:graphic-properties svg:stroke-width="0.05cm" svg:stroke-color="#000000" draw:marker-end="線の終点_20_1" draw:marker-end-center="true" draw:fill="none" draw:textarea-vertical-align="middle" fo:padding-top="0.15cm" fo:padding-bottom="0.15cm" fo:padding-left="0.275cm" fo:padding-right="0.275cm" loext:decorative="false"/>
    </style:style>
    <style:style style:name="gr8" style:family="graphic" style:parent-style-name="standard">
      <style:graphic-properties svg:stroke-width="0.05cm" svg:stroke-color="#000000" draw:textarea-vertical-align="middle" fo:padding-top="0.15cm" fo:padding-bottom="0.15cm" fo:padding-left="0.275cm" fo:padding-right="0.275cm" loext:decorative="false"/>
    </style:style>
    <style:style style:name="gr9" style:family="graphic" style:parent-style-name="objectwithoutfill">
      <style:graphic-properties svg:stroke-width="0.05cm" svg:stroke-color="#000000" draw:marker-start="線の終点_20_1" draw:marker-start-center="true" draw:fill="none" draw:textarea-vertical-align="middle" fo:padding-top="0.15cm" fo:padding-bottom="0.15cm" fo:padding-left="0.275cm" fo:padding-right="0.275cm" loext:decorative="false"/>
    </style:style>
    <style:style style:name="gr10" style:family="graphic" style:parent-style-name="standard">
      <style:graphic-properties draw:stroke="none" svg:stroke-width="0.05cm" svg:stroke-color="#000000" draw:fill="none" draw:fill-color="#ffffff" draw:auto-grow-height="true" draw:auto-grow-width="false" fo:min-height="0.519cm" fo:padding-top="0.15cm" fo:padding-bottom="0.15cm" fo:padding-left="0.275cm" fo:padding-right="0.275cm" loext:decorative="false"/>
      <style:paragraph-properties style:writing-mode="lr-tb"/>
    </style:style>
    <style:style style:name="gr11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5.7cm" fo:min-width="1.2cm" fo:padding-top="0.15cm" fo:padding-bottom="0.15cm" fo:padding-left="0.275cm" fo:padding-right="0.27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6pt" style:font-size-asian="6pt" style:font-size-complex="6pt"/>
    </style:style>
    <style:style style:name="P5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3cm" svg:height="1cm" svg:x="3cm" svg:y="3cm">
          <text:p text:style-name="P1"><text:span text:style-name="T1">OPLL 0</text:span></text:p>
          <text:p text:style-name="P1"><text:span text:style-name="T1">6ch + 5ch = 11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3cm" svg:y="4.25cm">
          <text:p text:style-name="P1"><text:span text:style-name="T1">OPLL 1</text:span></text:p>
          <text:p text:style-name="P1"><text:span text:style-name="T1">6ch + 5ch = 11b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3cm" svg:y="5.5cm">
          <text:p text:style-name="P1"><text:span text:style-name="T1">OPL2 0</text:span></text:p>
          <text:p text:style-name="P1"><text:span text:style-name="T1">6ch + 5ch = 11b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3cm" svg:y="6.75cm">
          <text:p text:style-name="P1"><text:span text:style-name="T1">OPL2 1</text:span></text:p>
          <text:p text:style-name="P1"><text:span text:style-name="T1">6ch + 5ch = 11b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3cm" svg:y="8cm">
          <text:p text:style-name="P1"><text:span text:style-name="T1">SSG 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3cm" svg:y="9.25cm">
          <text:p text:style-name="P1"><text:span text:style-name="T1">SSG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3cm" svg:y="10.5cm">
          <text:p text:style-name="P1"><text:span text:style-name="T1">DCSG 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3cm" svg:y="11.75cm">
          <text:p text:style-name="P1"><text:span text:style-name="T1">DCSG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3cm" svg:y="14.25cm">
          <text:p text:style-name="P1"><text:span text:style-name="T1">SC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cm" svg:height="1cm" svg:x="3cm" svg:y="13cm">
          <text:p text:style-name="P1"><text:span text:style-name="T1">ADPCM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cm" svg:y1="3.5cm" svg:x2="10cm" svg:y2="3.5cm">
          <text:p/>
        </draw:line>
        <draw:line draw:style-name="gr4" draw:text-style-name="P3" draw:layer="layout" svg:x1="6cm" svg:y1="4.75cm" svg:x2="10cm" svg:y2="4.75cm">
          <text:p/>
        </draw:line>
        <draw:frame draw:style-name="gr5" draw:text-style-name="P5" draw:layer="layout" svg:width="3.25cm" svg:height="0.777cm" svg:x="6cm" svg:y="3cm">
          <draw:text-box>
            <text:p text:style-name="P4"><text:span text:style-name="T1">signed 16bit = 4bit + 12bit</text:span></text:p>
          </draw:text-box>
        </draw:frame>
        <draw:frame draw:style-name="gr5" draw:text-style-name="P5" draw:layer="layout" svg:width="3.25cm" svg:height="0.777cm" svg:x="6cm" svg:y="4.25cm">
          <draw:text-box>
            <text:p text:style-name="P4"><text:span text:style-name="T1">signed 16bit = 4bit + 12bit</text:span></text:p>
          </draw:text-box>
        </draw:frame>
        <draw:line draw:style-name="gr3" draw:text-style-name="P3" draw:layer="layout" svg:x1="6cm" svg:y1="6cm" svg:x2="10cm" svg:y2="6cm">
          <text:p/>
        </draw:line>
        <draw:line draw:style-name="gr4" draw:text-style-name="P3" draw:layer="layout" svg:x1="6cm" svg:y1="7.25cm" svg:x2="10cm" svg:y2="7.25cm">
          <text:p/>
        </draw:line>
        <draw:frame draw:style-name="gr5" draw:text-style-name="P5" draw:layer="layout" svg:width="3.25cm" svg:height="0.777cm" svg:x="6cm" svg:y="5.5cm">
          <draw:text-box>
            <text:p text:style-name="P4"><text:span text:style-name="T1">signed 16bit = 4bit + 12bit</text:span></text:p>
          </draw:text-box>
        </draw:frame>
        <draw:frame draw:style-name="gr5" draw:text-style-name="P5" draw:layer="layout" svg:width="3.25cm" svg:height="0.777cm" svg:x="6cm" svg:y="6.75cm">
          <draw:text-box>
            <text:p text:style-name="P4"><text:span text:style-name="T1">signed 16bit = 4bit + 12bit</text:span></text:p>
          </draw:text-box>
        </draw:frame>
        <draw:line draw:style-name="gr3" draw:text-style-name="P3" draw:layer="layout" svg:x1="6cm" svg:y1="8.5cm" svg:x2="10cm" svg:y2="8.5cm">
          <text:p/>
        </draw:line>
        <draw:line draw:style-name="gr4" draw:text-style-name="P3" draw:layer="layout" svg:x1="6cm" svg:y1="9.75cm" svg:x2="10cm" svg:y2="9.75cm">
          <text:p/>
        </draw:line>
        <draw:frame draw:style-name="gr5" draw:text-style-name="P5" draw:layer="layout" svg:width="3.25cm" svg:height="0.777cm" svg:x="6cm" svg:y="8cm">
          <draw:text-box>
            <text:p text:style-name="P4"><text:span text:style-name="T1">unsigned 12bit = 2bit + 10bit</text:span></text:p>
          </draw:text-box>
        </draw:frame>
        <draw:frame draw:style-name="gr5" draw:text-style-name="P5" draw:layer="layout" svg:width="3.25cm" svg:height="0.777cm" svg:x="6cm" svg:y="9.25cm">
          <draw:text-box>
            <text:p text:style-name="P4"><text:span text:style-name="T1">unsigned 12bit = 2bit + 10bit</text:span></text:p>
          </draw:text-box>
        </draw:frame>
        <draw:line draw:style-name="gr4" draw:text-style-name="P3" draw:layer="layout" svg:x1="6cm" svg:y1="11cm" svg:x2="10cm" svg:y2="11cm">
          <text:p/>
        </draw:line>
        <draw:frame draw:style-name="gr5" draw:text-style-name="P5" draw:layer="layout" svg:width="3.25cm" svg:height="0.777cm" svg:x="6cm" svg:y="10.5cm">
          <draw:text-box>
            <text:p text:style-name="P4"><text:span text:style-name="T1">signed 14bit = 2bit + 12bit</text:span></text:p>
          </draw:text-box>
        </draw:frame>
        <draw:line draw:style-name="gr4" draw:text-style-name="P3" draw:layer="layout" svg:x1="6cm" svg:y1="12.25cm" svg:x2="10cm" svg:y2="12.25cm">
          <text:p/>
        </draw:line>
        <draw:frame draw:style-name="gr5" draw:text-style-name="P5" draw:layer="layout" svg:width="3.25cm" svg:height="0.777cm" svg:x="6cm" svg:y="11.75cm">
          <draw:text-box>
            <text:p text:style-name="P4"><text:span text:style-name="T1">signed 14bit = 2bit + 12bit</text:span></text:p>
          </draw:text-box>
        </draw:frame>
        <draw:frame draw:style-name="gr5" draw:text-style-name="P5" draw:layer="layout" svg:width="3.25cm" svg:height="0.777cm" svg:x="6cm" svg:y="12.75cm">
          <draw:text-box>
            <text:p text:style-name="P4"><text:span text:style-name="T1">signed 16bit = 0bit + 16bit</text:span></text:p>
          </draw:text-box>
        </draw:frame>
        <draw:line draw:style-name="gr4" draw:text-style-name="P3" draw:layer="layout" svg:x1="6cm" svg:y1="13.75cm" svg:x2="10cm" svg:y2="13.75cm">
          <text:p/>
        </draw:line>
        <draw:frame draw:style-name="gr5" draw:text-style-name="P5" draw:layer="layout" svg:width="3.25cm" svg:height="0.777cm" svg:x="6cm" svg:y="13.25cm">
          <draw:text-box>
            <text:p text:style-name="P4"><text:span text:style-name="T1">signed 16bit = 0bit + 16bit</text:span></text:p>
          </draw:text-box>
        </draw:frame>
        <draw:line draw:style-name="gr4" draw:text-style-name="P3" draw:layer="layout" svg:x1="6cm" svg:y1="13.25cm" svg:x2="10cm" svg:y2="13.25cm">
          <text:p/>
        </draw:line>
        <draw:line draw:style-name="gr4" draw:text-style-name="P3" draw:layer="layout" svg:x1="6cm" svg:y1="14.75cm" svg:x2="10cm" svg:y2="14.75cm">
          <text:p/>
        </draw:line>
        <draw:frame draw:style-name="gr5" draw:text-style-name="P5" draw:layer="layout" svg:width="3.25cm" svg:height="0.777cm" svg:x="6cm" svg:y="14.25cm">
          <draw:text-box>
            <text:p text:style-name="P4"><text:span text:style-name="T1">unsigned 11bit = 3bit + 8bit</text:span></text:p>
          </draw:text-box>
        </draw:frame>
        <draw:custom-shape draw:style-name="gr6" draw:text-style-name="P2" draw:layer="layout" svg:width="3cm" svg:height="0.5cm" svg:x="10.5cm" svg:y="3cm">
          <text:p text:style-name="P1"><text:span text:style-name="T1">OPLL 0L MASK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0.5cm" svg:x="10.5cm" svg:y="3.5cm">
          <text:p text:style-name="P1"><text:span text:style-name="T1">OPLL 0R MASK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cm" svg:y1="3.25cm" svg:x2="10cm" svg:y2="3.75cm">
          <text:p/>
        </draw:line>
        <draw:line draw:style-name="gr4" draw:text-style-name="P3" draw:layer="layout" svg:x1="10cm" svg:y1="3.25cm" svg:x2="10.5cm" svg:y2="3.25cm">
          <text:p/>
        </draw:line>
        <draw:line draw:style-name="gr4" draw:text-style-name="P3" draw:layer="layout" svg:x1="10cm" svg:y1="3.75cm" svg:x2="10.5cm" svg:y2="3.75cm">
          <text:p/>
        </draw:line>
        <draw:line draw:style-name="gr4" draw:text-style-name="P3" draw:layer="layout" svg:x1="13.5cm" svg:y1="3.25cm" svg:x2="14cm" svg:y2="3.25cm">
          <text:p/>
        </draw:line>
        <draw:line draw:style-name="gr4" draw:text-style-name="P3" draw:layer="layout" svg:x1="13.5cm" svg:y1="3.75cm" svg:x2="14cm" svg:y2="3.75cm">
          <text:p/>
        </draw:line>
        <draw:custom-shape draw:style-name="gr6" draw:text-style-name="P2" draw:layer="layout" svg:width="3cm" svg:height="0.5cm" svg:x="14cm" svg:y="3cm">
          <text:p text:style-name="P1"><text:span text:style-name="T1">OPLL 0L GAI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0.5cm" svg:x="14cm" svg:y="3.5cm">
          <text:p text:style-name="P1"><text:span text:style-name="T1">OPLL 0R GAI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0.5cm" svg:x="10.5cm" svg:y="4.25cm">
          <text:p text:style-name="P1"><text:span text:style-name="T1">OPLL 1L MASK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0.5cm" svg:x="10.5cm" svg:y="4.75cm">
          <text:p text:style-name="P1"><text:span text:style-name="T1">OPLL 1R MASK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cm" svg:y1="4.5cm" svg:x2="10cm" svg:y2="5cm">
          <text:p/>
        </draw:line>
        <draw:line draw:style-name="gr4" draw:text-style-name="P3" draw:layer="layout" svg:x1="10cm" svg:y1="4.5cm" svg:x2="10.5cm" svg:y2="4.5cm">
          <text:p/>
        </draw:line>
        <draw:line draw:style-name="gr4" draw:text-style-name="P3" draw:layer="layout" svg:x1="10cm" svg:y1="5cm" svg:x2="10.5cm" svg:y2="5cm">
          <text:p/>
        </draw:line>
        <draw:line draw:style-name="gr4" draw:text-style-name="P3" draw:layer="layout" svg:x1="13.5cm" svg:y1="4.5cm" svg:x2="14cm" svg:y2="4.5cm">
          <text:p/>
        </draw:line>
        <draw:line draw:style-name="gr4" draw:text-style-name="P3" draw:layer="layout" svg:x1="13.5cm" svg:y1="5cm" svg:x2="14cm" svg:y2="5cm">
          <text:p/>
        </draw:line>
        <draw:custom-shape draw:style-name="gr6" draw:text-style-name="P2" draw:layer="layout" svg:width="3cm" svg:height="0.5cm" svg:x="14cm" svg:y="4.25cm">
          <text:p text:style-name="P1"><text:span text:style-name="T1">OPLL 1L GAI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0.5cm" svg:x="14cm" svg:y="4.75cm">
          <text:p text:style-name="P1"><text:span text:style-name="T1">OPLL 1R GAI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0.5cm" svg:x="10.5cm" svg:y="5.5cm">
          <text:p text:style-name="P1"><text:span text:style-name="T1">OPL2 0L MASK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0.5cm" svg:x="10.5cm" svg:y="6cm">
          <text:p text:style-name="P1"><text:span text:style-name="T1">OPL2 0R MASK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cm" svg:y1="5.75cm" svg:x2="10cm" svg:y2="6.25cm">
          <text:p/>
        </draw:line>
        <draw:line draw:style-name="gr4" draw:text-style-name="P3" draw:layer="layout" svg:x1="10cm" svg:y1="5.75cm" svg:x2="10.5cm" svg:y2="5.75cm">
          <text:p/>
        </draw:line>
        <draw:line draw:style-name="gr4" draw:text-style-name="P3" draw:layer="layout" svg:x1="10cm" svg:y1="6.25cm" svg:x2="10.5cm" svg:y2="6.25cm">
          <text:p/>
        </draw:line>
        <draw:line draw:style-name="gr4" draw:text-style-name="P3" draw:layer="layout" svg:x1="13.5cm" svg:y1="5.75cm" svg:x2="14cm" svg:y2="5.75cm">
          <text:p/>
        </draw:line>
        <draw:line draw:style-name="gr4" draw:text-style-name="P3" draw:layer="layout" svg:x1="13.5cm" svg:y1="6.25cm" svg:x2="14cm" svg:y2="6.25cm">
          <text:p/>
        </draw:line>
        <draw:custom-shape draw:style-name="gr6" draw:text-style-name="P2" draw:layer="layout" svg:width="3cm" svg:height="0.5cm" svg:x="14cm" svg:y="5.5cm">
          <text:p text:style-name="P1"><text:span text:style-name="T1">OPL2 0L GAI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0.5cm" svg:x="14cm" svg:y="6cm">
          <text:p text:style-name="P1"><text:span text:style-name="T1">OPL2 0R GAI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0.5cm" svg:x="10.5cm" svg:y="6.75cm">
          <text:p text:style-name="P1"><text:span text:style-name="T1">OPL2 1L MASK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0.5cm" svg:x="10.5cm" svg:y="7.25cm">
          <text:p text:style-name="P1"><text:span text:style-name="T1">OPL2 1R MASK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cm" svg:y1="7cm" svg:x2="10cm" svg:y2="7.5cm">
          <text:p/>
        </draw:line>
        <draw:line draw:style-name="gr4" draw:text-style-name="P3" draw:layer="layout" svg:x1="10cm" svg:y1="7cm" svg:x2="10.5cm" svg:y2="7cm">
          <text:p/>
        </draw:line>
        <draw:line draw:style-name="gr4" draw:text-style-name="P3" draw:layer="layout" svg:x1="10cm" svg:y1="7.5cm" svg:x2="10.5cm" svg:y2="7.5cm">
          <text:p/>
        </draw:line>
        <draw:line draw:style-name="gr4" draw:text-style-name="P3" draw:layer="layout" svg:x1="13.5cm" svg:y1="7cm" svg:x2="14cm" svg:y2="7cm">
          <text:p/>
        </draw:line>
        <draw:line draw:style-name="gr4" draw:text-style-name="P3" draw:layer="layout" svg:x1="13.5cm" svg:y1="7.5cm" svg:x2="14cm" svg:y2="7.5cm">
          <text:p/>
        </draw:line>
        <draw:custom-shape draw:style-name="gr6" draw:text-style-name="P2" draw:layer="layout" svg:width="3cm" svg:height="0.5cm" svg:x="14cm" svg:y="6.75cm">
          <text:p text:style-name="P1"><text:span text:style-name="T1">OPL2 1L GAI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0.5cm" svg:x="14cm" svg:y="7.25cm">
          <text:p text:style-name="P1"><text:span text:style-name="T1">OPL2 1R GAI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0.5cm" svg:x="10.5cm" svg:y="8cm">
          <text:p text:style-name="P1"><text:span text:style-name="T1">SSG 0L MASK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0.5cm" svg:x="10.5cm" svg:y="8.5cm">
          <text:p text:style-name="P1"><text:span text:style-name="T1">SSG 0R MASK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cm" svg:y1="8.25cm" svg:x2="10cm" svg:y2="8.75cm">
          <text:p/>
        </draw:line>
        <draw:line draw:style-name="gr4" draw:text-style-name="P3" draw:layer="layout" svg:x1="10cm" svg:y1="8.25cm" svg:x2="10.5cm" svg:y2="8.25cm">
          <text:p/>
        </draw:line>
        <draw:line draw:style-name="gr4" draw:text-style-name="P3" draw:layer="layout" svg:x1="10cm" svg:y1="8.75cm" svg:x2="10.5cm" svg:y2="8.75cm">
          <text:p/>
        </draw:line>
        <draw:line draw:style-name="gr4" draw:text-style-name="P3" draw:layer="layout" svg:x1="13.5cm" svg:y1="8.25cm" svg:x2="14cm" svg:y2="8.25cm">
          <text:p/>
        </draw:line>
        <draw:line draw:style-name="gr4" draw:text-style-name="P3" draw:layer="layout" svg:x1="13.5cm" svg:y1="8.75cm" svg:x2="14cm" svg:y2="8.75cm">
          <text:p/>
        </draw:line>
        <draw:custom-shape draw:style-name="gr6" draw:text-style-name="P2" draw:layer="layout" svg:width="3cm" svg:height="0.5cm" svg:x="14cm" svg:y="8cm">
          <text:p text:style-name="P1"><text:span text:style-name="T1">SSG 0L GAI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0.5cm" svg:x="14cm" svg:y="8.5cm">
          <text:p text:style-name="P1"><text:span text:style-name="T1">SSG 0R GAI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0.5cm" svg:x="10.5cm" svg:y="9.25cm">
          <text:p text:style-name="P1"><text:span text:style-name="T1">SSG 1L MASK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0.5cm" svg:x="10.5cm" svg:y="9.75cm">
          <text:p text:style-name="P1"><text:span text:style-name="T1">SSG 1R MASK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cm" svg:y1="9.5cm" svg:x2="10cm" svg:y2="10cm">
          <text:p/>
        </draw:line>
        <draw:line draw:style-name="gr4" draw:text-style-name="P3" draw:layer="layout" svg:x1="10cm" svg:y1="9.5cm" svg:x2="10.5cm" svg:y2="9.5cm">
          <text:p/>
        </draw:line>
        <draw:line draw:style-name="gr4" draw:text-style-name="P3" draw:layer="layout" svg:x1="10cm" svg:y1="10cm" svg:x2="10.5cm" svg:y2="10cm">
          <text:p/>
        </draw:line>
        <draw:line draw:style-name="gr4" draw:text-style-name="P3" draw:layer="layout" svg:x1="13.5cm" svg:y1="9.5cm" svg:x2="14cm" svg:y2="9.5cm">
          <text:p/>
        </draw:line>
        <draw:line draw:style-name="gr4" draw:text-style-name="P3" draw:layer="layout" svg:x1="13.5cm" svg:y1="10cm" svg:x2="14cm" svg:y2="10cm">
          <text:p/>
        </draw:line>
        <draw:custom-shape draw:style-name="gr6" draw:text-style-name="P2" draw:layer="layout" svg:width="3cm" svg:height="0.5cm" svg:x="14cm" svg:y="9.25cm">
          <text:p text:style-name="P1"><text:span text:style-name="T1">SSG 1L GAI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0.5cm" svg:x="14cm" svg:y="9.75cm">
          <text:p text:style-name="P1"><text:span text:style-name="T1">SSG 1R GAI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0.5cm" svg:x="10.5cm" svg:y="10.5cm">
          <text:p text:style-name="P1"><text:span text:style-name="T1">DCSG 0L MASK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0.5cm" svg:x="10.5cm" svg:y="11cm">
          <text:p text:style-name="P1"><text:span text:style-name="T1">DCSG 0R MASK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cm" svg:y1="10.75cm" svg:x2="10cm" svg:y2="11.25cm">
          <text:p/>
        </draw:line>
        <draw:line draw:style-name="gr4" draw:text-style-name="P3" draw:layer="layout" svg:x1="10cm" svg:y1="10.75cm" svg:x2="10.5cm" svg:y2="10.75cm">
          <text:p/>
        </draw:line>
        <draw:line draw:style-name="gr4" draw:text-style-name="P3" draw:layer="layout" svg:x1="10cm" svg:y1="11.25cm" svg:x2="10.5cm" svg:y2="11.25cm">
          <text:p/>
        </draw:line>
        <draw:line draw:style-name="gr4" draw:text-style-name="P3" draw:layer="layout" svg:x1="13.5cm" svg:y1="10.75cm" svg:x2="14cm" svg:y2="10.75cm">
          <text:p/>
        </draw:line>
        <draw:line draw:style-name="gr4" draw:text-style-name="P3" draw:layer="layout" svg:x1="13.5cm" svg:y1="11.25cm" svg:x2="14cm" svg:y2="11.25cm">
          <text:p/>
        </draw:line>
        <draw:custom-shape draw:style-name="gr6" draw:text-style-name="P2" draw:layer="layout" svg:width="3cm" svg:height="0.5cm" svg:x="14cm" svg:y="10.5cm">
          <text:p text:style-name="P1"><text:span text:style-name="T1">DCSG 0L GAI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0.5cm" svg:x="14cm" svg:y="11cm">
          <text:p text:style-name="P1"><text:span text:style-name="T1">DCSG 0R GAI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0.5cm" svg:x="10.5cm" svg:y="11.75cm">
          <text:p text:style-name="P1"><text:span text:style-name="T1">DCSG 1L MASK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0.5cm" svg:x="10.5cm" svg:y="12.25cm">
          <text:p text:style-name="P1"><text:span text:style-name="T1">DCSG 1R MASK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cm" svg:y1="12cm" svg:x2="10cm" svg:y2="12.5cm">
          <text:p/>
        </draw:line>
        <draw:line draw:style-name="gr4" draw:text-style-name="P3" draw:layer="layout" svg:x1="10cm" svg:y1="12cm" svg:x2="10.5cm" svg:y2="12cm">
          <text:p/>
        </draw:line>
        <draw:line draw:style-name="gr4" draw:text-style-name="P3" draw:layer="layout" svg:x1="10cm" svg:y1="12.5cm" svg:x2="10.5cm" svg:y2="12.5cm">
          <text:p/>
        </draw:line>
        <draw:line draw:style-name="gr4" draw:text-style-name="P3" draw:layer="layout" svg:x1="13.5cm" svg:y1="12cm" svg:x2="14cm" svg:y2="12cm">
          <text:p/>
        </draw:line>
        <draw:line draw:style-name="gr4" draw:text-style-name="P3" draw:layer="layout" svg:x1="13.5cm" svg:y1="12.5cm" svg:x2="14cm" svg:y2="12.5cm">
          <text:p/>
        </draw:line>
        <draw:custom-shape draw:style-name="gr6" draw:text-style-name="P2" draw:layer="layout" svg:width="3cm" svg:height="0.5cm" svg:x="14cm" svg:y="11.75cm">
          <text:p text:style-name="P1"><text:span text:style-name="T1">DCSG 1L GAI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0.5cm" svg:x="14cm" svg:y="12.25cm">
          <text:p text:style-name="P1"><text:span text:style-name="T1">DCSG 1R GAI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0.5cm" svg:x="10.5cm" svg:y="13cm">
          <text:p text:style-name="P1"><text:span text:style-name="T1">ADPCM L MASK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0.5cm" svg:x="10.5cm" svg:y="13.5cm">
          <text:p text:style-name="P1"><text:span text:style-name="T1">ADPCM R MASK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cm" svg:y1="13.25cm" svg:x2="10.5cm" svg:y2="13.25cm">
          <text:p/>
        </draw:line>
        <draw:line draw:style-name="gr4" draw:text-style-name="P3" draw:layer="layout" svg:x1="10cm" svg:y1="13.75cm" svg:x2="10.5cm" svg:y2="13.75cm">
          <text:p/>
        </draw:line>
        <draw:line draw:style-name="gr4" draw:text-style-name="P3" draw:layer="layout" svg:x1="13.5cm" svg:y1="13.25cm" svg:x2="14cm" svg:y2="13.25cm">
          <text:p/>
        </draw:line>
        <draw:line draw:style-name="gr4" draw:text-style-name="P3" draw:layer="layout" svg:x1="13.5cm" svg:y1="13.75cm" svg:x2="14cm" svg:y2="13.75cm">
          <text:p/>
        </draw:line>
        <draw:custom-shape draw:style-name="gr6" draw:text-style-name="P2" draw:layer="layout" svg:width="3cm" svg:height="0.5cm" svg:x="14cm" svg:y="13cm">
          <text:p text:style-name="P1"><text:span text:style-name="T1">ADPCM L GAI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0.5cm" svg:x="14cm" svg:y="13.5cm">
          <text:p text:style-name="P1"><text:span text:style-name="T1">ADPCM R GAI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0.5cm" svg:x="10.5cm" svg:y="14.25cm">
          <text:p text:style-name="P1"><text:span text:style-name="T1">SCC L MASK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0.5cm" svg:x="10.5cm" svg:y="14.75cm">
          <text:p text:style-name="P1"><text:span text:style-name="T1">SCC R MASK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cm" svg:y1="14.5cm" svg:x2="10cm" svg:y2="15cm">
          <text:p/>
        </draw:line>
        <draw:line draw:style-name="gr4" draw:text-style-name="P3" draw:layer="layout" svg:x1="10cm" svg:y1="14.5cm" svg:x2="10.5cm" svg:y2="14.5cm">
          <text:p/>
        </draw:line>
        <draw:line draw:style-name="gr4" draw:text-style-name="P3" draw:layer="layout" svg:x1="10cm" svg:y1="15cm" svg:x2="10.5cm" svg:y2="15cm">
          <text:p/>
        </draw:line>
        <draw:line draw:style-name="gr4" draw:text-style-name="P3" draw:layer="layout" svg:x1="13.5cm" svg:y1="14.5cm" svg:x2="14cm" svg:y2="14.5cm">
          <text:p/>
        </draw:line>
        <draw:line draw:style-name="gr4" draw:text-style-name="P3" draw:layer="layout" svg:x1="13.5cm" svg:y1="15cm" svg:x2="14cm" svg:y2="15cm">
          <text:p/>
        </draw:line>
        <draw:custom-shape draw:style-name="gr6" draw:text-style-name="P2" draw:layer="layout" svg:width="3cm" svg:height="0.5cm" svg:x="14cm" svg:y="14.25cm">
          <text:p text:style-name="P1"><text:span text:style-name="T1">SCC L GAI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0.5cm" svg:x="14cm" svg:y="14.75cm">
          <text:p text:style-name="P1"><text:span text:style-name="T1">SCC R GAIN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7cm" svg:y1="3.25cm" svg:x2="18.25cm" svg:y2="3.25cm">
          <text:p/>
        </draw:line>
        <draw:line draw:style-name="gr7" draw:text-style-name="P3" draw:layer="layout" svg:x1="17cm" svg:y1="3.75cm" svg:x2="17.75cm" svg:y2="3.75cm">
          <text:p/>
        </draw:line>
        <draw:line draw:style-name="gr7" draw:text-style-name="P3" draw:layer="layout" svg:x1="17cm" svg:y1="4.5cm" svg:x2="18.25cm" svg:y2="4.5cm">
          <text:p/>
        </draw:line>
        <draw:line draw:style-name="gr7" draw:text-style-name="P3" draw:layer="layout" svg:x1="17cm" svg:y1="5cm" svg:x2="17.75cm" svg:y2="5cm">
          <text:p/>
        </draw:line>
        <draw:line draw:style-name="gr7" draw:text-style-name="P3" draw:layer="layout" svg:x1="17cm" svg:y1="5.75cm" svg:x2="18.25cm" svg:y2="5.75cm">
          <text:p/>
        </draw:line>
        <draw:line draw:style-name="gr7" draw:text-style-name="P3" draw:layer="layout" svg:x1="17cm" svg:y1="6.25cm" svg:x2="17.75cm" svg:y2="6.25cm">
          <text:p/>
        </draw:line>
        <draw:line draw:style-name="gr7" draw:text-style-name="P3" draw:layer="layout" svg:x1="17cm" svg:y1="7cm" svg:x2="18.25cm" svg:y2="7cm">
          <text:p/>
        </draw:line>
        <draw:line draw:style-name="gr7" draw:text-style-name="P3" draw:layer="layout" svg:x1="17cm" svg:y1="7.5cm" svg:x2="17.75cm" svg:y2="7.5cm">
          <text:p/>
        </draw:line>
        <draw:line draw:style-name="gr7" draw:text-style-name="P3" draw:layer="layout" svg:x1="17cm" svg:y1="8.25cm" svg:x2="18.25cm" svg:y2="8.25cm">
          <text:p/>
        </draw:line>
        <draw:line draw:style-name="gr7" draw:text-style-name="P3" draw:layer="layout" svg:x1="17cm" svg:y1="8.75cm" svg:x2="17.75cm" svg:y2="8.75cm">
          <text:p/>
        </draw:line>
        <draw:line draw:style-name="gr7" draw:text-style-name="P3" draw:layer="layout" svg:x1="17cm" svg:y1="9.5cm" svg:x2="18.25cm" svg:y2="9.5cm">
          <text:p/>
        </draw:line>
        <draw:line draw:style-name="gr7" draw:text-style-name="P3" draw:layer="layout" svg:x1="17cm" svg:y1="10cm" svg:x2="17.75cm" svg:y2="10cm">
          <text:p/>
        </draw:line>
        <draw:line draw:style-name="gr7" draw:text-style-name="P3" draw:layer="layout" svg:x1="17cm" svg:y1="10.75cm" svg:x2="18.25cm" svg:y2="10.75cm">
          <text:p/>
        </draw:line>
        <draw:line draw:style-name="gr7" draw:text-style-name="P3" draw:layer="layout" svg:x1="17cm" svg:y1="11.25cm" svg:x2="17.75cm" svg:y2="11.25cm">
          <text:p/>
        </draw:line>
        <draw:line draw:style-name="gr7" draw:text-style-name="P3" draw:layer="layout" svg:x1="17cm" svg:y1="12cm" svg:x2="18.25cm" svg:y2="12cm">
          <text:p/>
        </draw:line>
        <draw:line draw:style-name="gr7" draw:text-style-name="P3" draw:layer="layout" svg:x1="17cm" svg:y1="12.5cm" svg:x2="17.75cm" svg:y2="12.5cm">
          <text:p/>
        </draw:line>
        <draw:line draw:style-name="gr7" draw:text-style-name="P3" draw:layer="layout" svg:x1="17cm" svg:y1="13.25cm" svg:x2="18.25cm" svg:y2="13.25cm">
          <text:p/>
        </draw:line>
        <draw:line draw:style-name="gr7" draw:text-style-name="P3" draw:layer="layout" svg:x1="17cm" svg:y1="13.75cm" svg:x2="17.75cm" svg:y2="13.75cm">
          <text:p/>
        </draw:line>
        <draw:line draw:style-name="gr7" draw:text-style-name="P3" draw:layer="layout" svg:x1="17cm" svg:y1="14.5cm" svg:x2="18.25cm" svg:y2="14.5cm">
          <text:p/>
        </draw:line>
        <draw:line draw:style-name="gr7" draw:text-style-name="P3" draw:layer="layout" svg:x1="17cm" svg:y1="15cm" svg:x2="17.75cm" svg:y2="15cm">
          <text:p/>
        </draw:line>
        <draw:line draw:style-name="gr8" draw:text-style-name="P1" draw:layer="layout" svg:x1="17.75cm" svg:y1="3.75cm" svg:x2="17.75cm" svg:y2="15cm">
          <text:p/>
        </draw:line>
        <draw:line draw:style-name="gr8" draw:text-style-name="P1" draw:layer="layout" svg:x1="18.25cm" svg:y1="3.25cm" svg:x2="18.25cm" svg:y2="14.5cm">
          <text:p/>
        </draw:line>
        <draw:line draw:style-name="gr9" draw:text-style-name="P3" draw:layer="layout" svg:x1="18.25cm" svg:y1="3.75cm" svg:x2="21cm" svg:y2="3.75cm">
          <text:p/>
        </draw:line>
        <draw:line draw:style-name="gr9" draw:text-style-name="P3" draw:layer="layout" svg:x1="17.75cm" svg:y1="9.25cm" svg:x2="21cm" svg:y2="9.25cm">
          <text:p/>
        </draw:line>
        <draw:frame draw:style-name="gr10" draw:text-style-name="P5" draw:layer="layout" svg:width="4cm" svg:height="0.819cm" svg:x="6cm" svg:y="2.223cm">
          <draw:text-box>
            <text:p text:style-name="P4"><text:span text:style-name="T1">信号幅 </text:span><text:span text:style-name="T1">= </text:span><text:span text:style-name="T1">束ねてる分 </text:span><text:span text:style-name="T1">+ 1ch </text:span><text:span text:style-name="T1">の </text:span><text:span text:style-name="T1">100%</text:span></text:p>
            <text:p text:style-name="P4"><text:span text:style-name="T1"><text:s text:c="11"/>= </text:span><text:span text:style-name="T1">整数部 </text:span><text:span text:style-name="T1">+ </text:span><text:span text:style-name="T1">小数部</text:span></text:p>
          </draw:text-box>
        </draw:frame>
        <draw:custom-shape draw:style-name="gr6" draw:text-style-name="P2" draw:layer="layout" svg:width="3cm" svg:height="0.5cm" svg:x="21cm" svg:y="3.5cm">
          <text:p text:style-name="P1"><text:span text:style-name="T1">Lch GAI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0.5cm" svg:x="21cm" svg:y="9cm">
          <text:p text:style-name="P1"><text:span text:style-name="T1">Rch GAIN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4cm" svg:y1="3.75cm" svg:x2="26.75cm" svg:y2="3.75cm">
          <text:p/>
        </draw:line>
        <draw:line draw:style-name="gr4" draw:text-style-name="P3" draw:layer="layout" svg:x1="24cm" svg:y1="9.25cm" svg:x2="26.75cm" svg:y2="9.25cm">
          <text:p/>
        </draw:line>
        <draw:custom-shape draw:style-name="gr11" draw:text-style-name="P2" draw:layer="layout" svg:width="1.75cm" svg:height="6cm" svg:x="26.75cm" svg:y="3.5cm">
          <text:p text:style-name="P1"><text:span text:style-name="T1">I2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線の終点_20_1" draw:display-name="線の終点 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4T17:09:21.447408300</meta:creation-date>
    <dc:date>2026-01-24T21:34:10.943813700</dc:date>
    <meta:editing-duration>PT1H15M48S</meta:editing-duration>
    <meta:editing-cycles>4</meta:editing-cycles>
    <meta:generator>LibreOffice/25.8.4.2$Windows_X86_64 LibreOffice_project/290daaa01b999472f0c7a3890eb6a550fd74c6df</meta:generator>
    <meta:document-statistic meta:object-count="151"/>
  </office:meta>
</office:document-meta>
</file>